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8823" officeooo:paragraph-rsid="001c8823"/>
    </style:style>
    <style:style style:name="P2" style:family="paragraph" style:parent-style-name="Standard">
      <style:paragraph-properties fo:text-align="center" style:justify-single-word="false"/>
      <style:text-properties officeooo:rsid="001c8823" officeooo:paragraph-rsid="001c8823"/>
    </style:style>
    <style:style style:name="P3" style:family="paragraph" style:parent-style-name="Standard">
      <style:text-properties officeooo:rsid="001e3fd1" officeooo:paragraph-rsid="001e3fd1"/>
    </style:style>
    <style:style style:name="P4" style:family="paragraph" style:parent-style-name="Standard">
      <style:text-properties officeooo:rsid="00233c70" officeooo:paragraph-rsid="00233c70"/>
    </style:style>
    <style:style style:name="P5" style:family="paragraph" style:parent-style-name="Standard">
      <style:text-properties officeooo:rsid="0025d347" officeooo:paragraph-rsid="00233c70"/>
    </style:style>
    <style:style style:name="P6" style:family="paragraph" style:parent-style-name="Standard">
      <style:text-properties officeooo:rsid="0025d347" officeooo:paragraph-rsid="0025d347"/>
    </style:style>
    <style:style style:name="P7" style:family="paragraph" style:parent-style-name="Standard">
      <style:text-properties officeooo:rsid="002752ea" officeooo:paragraph-rsid="002752ea"/>
    </style:style>
    <style:style style:name="P8" style:family="paragraph" style:parent-style-name="Standard">
      <style:text-properties officeooo:rsid="00291122" officeooo:paragraph-rsid="00291122"/>
    </style:style>
    <style:style style:name="P9" style:family="paragraph" style:parent-style-name="Standard">
      <style:text-properties officeooo:paragraph-rsid="00291122"/>
    </style:style>
    <style:style style:name="P10" style:family="paragraph" style:parent-style-name="Standard">
      <style:paragraph-properties fo:text-align="center" style:justify-single-word="false" fo:break-before="page"/>
      <style:text-properties officeooo:rsid="0025d347" officeooo:paragraph-rsid="0025d347"/>
    </style:style>
    <style:style style:name="P11" style:family="paragraph" style:parent-style-name="Standard">
      <style:paragraph-properties fo:break-before="page"/>
      <style:text-properties officeooo:rsid="0035a363" officeooo:paragraph-rsid="0035a363"/>
    </style:style>
    <style:style style:name="P12" style:family="paragraph" style:parent-style-name="Standard" style:list-style-name="L1">
      <style:text-properties officeooo:rsid="001e3fd1" officeooo:paragraph-rsid="001e3fd1"/>
    </style:style>
    <style:style style:name="P13" style:family="paragraph" style:parent-style-name="Standard" style:list-style-name="L2">
      <style:text-properties officeooo:rsid="001e3fd1" officeooo:paragraph-rsid="001e3fd1"/>
    </style:style>
    <style:style style:name="P14" style:family="paragraph" style:parent-style-name="Standard" style:list-style-name="L1">
      <style:text-properties officeooo:rsid="002193ed" officeooo:paragraph-rsid="002193ed"/>
    </style:style>
    <style:style style:name="P15" style:family="paragraph" style:parent-style-name="Standard" style:list-style-name="L2">
      <style:text-properties officeooo:rsid="002193ed" officeooo:paragraph-rsid="002193ed"/>
    </style:style>
    <style:style style:name="P16" style:family="paragraph" style:parent-style-name="Standard" style:list-style-name="L3">
      <style:text-properties officeooo:rsid="00233c70" officeooo:paragraph-rsid="00233c70"/>
    </style:style>
    <style:style style:name="P17" style:family="paragraph" style:parent-style-name="Standard" style:list-style-name="L4">
      <style:text-properties officeooo:rsid="002752ea" officeooo:paragraph-rsid="002752ea"/>
    </style:style>
    <style:style style:name="P18" style:family="paragraph" style:parent-style-name="Standard" style:list-style-name="L4">
      <style:text-properties officeooo:rsid="002aada8" officeooo:paragraph-rsid="002aada8"/>
    </style:style>
    <style:style style:name="P19" style:family="paragraph" style:parent-style-name="Standard" style:list-style-name="L4">
      <style:text-properties officeooo:rsid="00291122" officeooo:paragraph-rsid="00291122"/>
    </style:style>
    <style:style style:name="P20" style:family="paragraph" style:parent-style-name="Standard">
      <style:text-properties officeooo:rsid="003e2886" officeooo:paragraph-rsid="003e2886"/>
    </style:style>
    <style:style style:name="P21" style:family="paragraph" style:parent-style-name="Frame_20_contents">
      <style:text-properties officeooo:paragraph-rsid="002f7908"/>
    </style:style>
    <style:style style:name="P22" style:family="paragraph" style:parent-style-name="Frame_20_contents">
      <style:text-properties officeooo:paragraph-rsid="003136c3"/>
    </style:style>
    <style:style style:name="P23" style:family="paragraph">
      <loext:graphic-properties draw:fill="solid" draw:fill-color="#fcc79b"/>
    </style:style>
    <style:style style:name="P24" style:family="paragraph">
      <loext:graphic-properties draw:fill="solid" draw:fill-color="#820f71"/>
    </style:style>
    <style:style style:name="T1" style:family="text">
      <style:text-properties officeooo:rsid="002c40a2"/>
    </style:style>
    <style:style style:name="T2" style:family="text">
      <style:text-properties officeooo:rsid="002d272d"/>
    </style:style>
    <style:style style:name="T3" style:family="text">
      <style:text-properties officeooo:rsid="002e9454"/>
    </style:style>
    <style:style style:name="T4" style:family="text">
      <style:text-properties officeooo:rsid="002ea8cf"/>
    </style:style>
    <style:style style:name="T5" style:family="text">
      <style:text-properties officeooo:rsid="002f7908"/>
    </style:style>
    <style:style style:name="T6" style:family="text">
      <style:text-properties officeooo:rsid="003136c3"/>
    </style:style>
    <style:style style:name="T7" style:family="text">
      <style:text-properties officeooo:rsid="003b17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cc79b" draw:textarea-horizontal-align="justify" draw:textarea-vertical-align="middle" draw:auto-grow-height="false" fo:min-height="10.874cm" fo:min-width="17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0.001cm" fo:min-width="7.7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textarea-horizontal-align="justify" draw:textarea-vertical-align="middle" draw:auto-grow-height="false" fo:min-height="9.948cm" fo:min-width="8.361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1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0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Frame">
      <style:graphic-properties draw:fill="solid" draw:fill-color="#820f71" draw:textarea-horizontal-align="justify" draw:textarea-vertical-align="middle" draw:auto-grow-height="false" fo:min-height="2.411cm" fo:min-width="7.0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2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 style:parent-style-name="Frame">
      <style:graphic-properties draw:fill="solid" draw:fill-color="#820f71" draw:textarea-horizontal-align="justify" draw:textarea-vertical-align="middle" draw:auto-grow-height="false" fo:min-height="1.746cm" fo:min-width="7.1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1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О по фотографированию</text:p>
      <text:p text:style-name="P1"/>
      <text:p text:style-name="P1">Модуль фотографирования и управления установкой</text:p>
      <text:p text:style-name="P3">Параметры:</text:p>
      <text:p text:style-name="P3">1. Класс управления станком</text:p>
      <text:list xml:id="list3612626833" text:style-name="L1">
        <text:list-item>
          <text:p text:style-name="P12">Совершает запуск сервера и подключение к нему</text:p>
        </text:list-item>
        <text:list-item>
          <text:p text:style-name="P14">Хранит текущие параметры установки</text:p>
        </text:list-item>
        <text:list-item>
          <text:p text:style-name="P12">Формирует запросы к серверу и расшифрует ответы от него</text:p>
        </text:list-item>
      </text:list>
      <text:p text:style-name="P3">2. Класс управления камерой</text:p>
      <text:list xml:id="list1274141653" text:style-name="L2">
        <text:list-item>
          <text:p text:style-name="P13">Совершает подключение к камере</text:p>
        </text:list-item>
        <text:list-item>
          <text:p text:style-name="P15">Хранит текущие параметры камеры</text:p>
        </text:list-item>
        <text:list-item>
          <text:p text:style-name="P13">Формирует запросы к камере</text:p>
        </text:list-item>
        <text:list-item>
          <text:p text:style-name="P13">Управляет сохранением изображений</text:p>
        </text:list-item>
      </text:list>
      <text:p text:style-name="P4">3. Класс просмотра готовых изображений</text:p>
      <text:list xml:id="list2866165481" text:style-name="L3">
        <text:list-item>
          <text:p text:style-name="P16">Сшивает фотографии в единое изображение</text:p>
        </text:list-item>
      </text:list>
      <text:p text:style-name="P4">4. Класс создания нового сканирования</text:p>
      <text:p text:style-name="P5"/>
      <text:p text:style-name="P10">Интерфейс</text:p>
      <text:p text:style-name="P6"/>
      <text:p text:style-name="P7">Функции:</text:p>
      <text:list xml:id="list2221738469" text:style-name="L4">
        <text:list-item>
          <text:p text:style-name="P17">Ручной режим управления станком</text:p>
          <text:list>
            <text:list-item>
              <text:p text:style-name="P18">Режим поездки в заданные координаты <text:span text:style-name="T2">(Есть элементы отображения ткущих координат, есть элементы для ввода новых координат и кнопка запуска перемещения к ним. Отсчет координат)</text:span></text:p>
            </text:list-item>
            <text:list-item>
              <text:p text:style-name="P18">Ручное управление в режиме реального времени, например, клавиатурой <text:span text:style-name="T2">(При включении ручного режима — скрываем механизм 1.1)</text:span></text:p>
            </text:list-item>
          </text:list>
        </text:list-item>
        <text:list-item>
          <text:p text:style-name="P17">Настройки подключения к станку/установке и камере <text:span text:style-name="T3">(На отдельной форме — всякие разные технические настройки)</text:span></text:p>
        </text:list-item>
        <text:list-item>
          <text:p text:style-name="P17">Автоматическое подключение <text:span text:style-name="T1">к оборудованию/серверу </text:span>и инициализация <text:span text:style-name="T4">(Кнопка инициализации станка должна быть)</text:span></text:p>
        </text:list-item>
        <text:list-item>
          <text:p text:style-name="P19">Режим проведения фотосъемки <text:span text:style-name="T1">изделия</text:span></text:p>
          <text:list>
            <text:list-item>
              <text:p text:style-name="P19">Задаем границы проведения съемки в ручном или автоматическом режиме (при автоматическом режиме станок <text:span text:style-name="T1">сначала </text:span>сами наход<text:span text:style-name="T1">и</text:span>т границы снимаемой схемы <text:span text:style-name="T1">с помощью камеры)</text:span></text:p>
            </text:list-item>
          </text:list>
        </text:list-item>
      </text:list>
      <text:p text:style-name="P8"/>
      <text:p text:style-name="P8"/>
      <text:p text:style-name="P9"><draw:custom-shape text:anchor-type="paragraph" draw:z-index="0" draw:name="Фигура1" draw:style-name="gr1" draw:text-style-name="P23" svg:width="17.199cm" svg:height="10.875cm" svg:x="0.695cm" svg:y="1.81cm"><text:p/><draw:enhanced-geometry svg:viewBox="0 0 21600 21600" draw:type="rectangle" draw:enhanced-path="M 0 0 L 21600 0 21600 21600 0 21600 0 0 Z N"/></draw:custom-shape><draw:custom-shape text:anchor-type="paragraph" draw:z-index="1" draw:name="Фигура2" draw:style-name="gr2" svg:width="7.753cm" svg:height="10.002cm" svg:x="10.008cm" svg:y="2.365cm"><text:p/><draw:enhanced-geometry svg:viewBox="0 0 21600 21600" draw:type="rectangle" draw:enhanced-path="M 0 0 L 21600 0 21600 21600 0 21600 0 0 Z N"/></draw:custom-shape><draw:custom-shape text:anchor-type="paragraph" draw:z-index="3" draw:name="Фигура2" draw:style-name="gr4" svg:width="8.362cm" svg:height="9.949cm" svg:x="1.275cm" svg:y="2.312cm"><text:p text:style-name="P21"><text:span text:style-name="T5">Изображение</text:span></text:p><draw:enhanced-geometry svg:viewBox="0 0 21600 21600" draw:type="rectangle" draw:enhanced-path="M 0 0 L 21600 0 21600 21600 0 21600 0 0 Z N"/></draw:custom-shape><draw:custom-shape text:anchor-type="paragraph" draw:z-index="7" draw:name="Фигура2" draw:style-name="gr8" draw:text-style-name="P24" svg:width="7.226cm" svg:height="0.768cm" svg:x="10.271cm" svg:y="6.593cm"><text:p text:style-name="P21"><text:span text:style-name="T5">Ручной режим</text:span></text:p><draw:enhanced-geometry svg:viewBox="0 0 21600 21600" draw:type="rectangle" draw:enhanced-path="M 0 0 L 21600 0 21600 21600 0 21600 0 0 Z N"/></draw:custom-shape><draw:custom-shape text:anchor-type="paragraph" draw:z-index="8" draw:name="Фигура2" draw:style-name="gr9" draw:text-style-name="P24" svg:width="7.145cm" svg:height="1.747cm" svg:x="10.324cm" svg:y="2.577cm"><text:p text:style-name="P21"><text:span text:style-name="T5">Текущие координаты, мм</text:span></text:p><draw:enhanced-geometry svg:viewBox="0 0 21600 21600" draw:type="rectangle" draw:enhanced-path="M 0 0 L 21600 0 21600 21600 0 21600 0 0 Z N"/></draw:custom-shape><draw:custom-shape text:anchor-type="paragraph" draw:z-index="9" draw:name="Фигура2" draw:style-name="gr10" draw:text-style-name="P24" svg:width="7.145cm" svg:height="0.768cm" svg:x="10.326cm" svg:y="5.586cm"><text:p text:style-name="P21"><text:span text:style-name="T5">Переместить в</text:span></text:p><draw:enhanced-geometry svg:viewBox="0 0 21600 21600" draw:type="rectangle" draw:enhanced-path="M 0 0 L 21600 0 21600 21600 0 21600 0 0 Z N"/></draw:custom-shape><draw:custom-shape text:anchor-type="paragraph" draw:z-index="2" draw:name="Фигура2" draw:style-name="gr3" draw:text-style-name="P24" svg:width="7.171cm" svg:height="0.768cm" svg:x="10.273cm" svg:y="11.412cm"><text:p text:style-name="P21"><text:span text:style-name="T5">Новое сканирование</text:span></text:p><draw:enhanced-geometry svg:viewBox="0 0 21600 21600" draw:type="rectangle" draw:enhanced-path="M 0 0 L 21600 0 21600 21600 0 21600 0 0 Z N"/></draw:custom-shape><draw:custom-shape text:anchor-type="paragraph" draw:z-index="5" draw:name="Фигура2" draw:style-name="gr6" draw:text-style-name="P24" svg:width="7.092cm" svg:height="0.768cm" svg:x="10.351cm" svg:y="10.432cm"><text:p text:style-name="P21"><text:span text:style-name="T5">Определить границы изделия</text:span></text:p><draw:enhanced-geometry svg:viewBox="0 0 21600 21600" draw:type="rectangle" draw:enhanced-path="M 0 0 L 21600 0 21600 21600 0 21600 0 0 Z N"/></draw:custom-shape><draw:custom-shape text:anchor-type="paragraph" draw:z-index="6" draw:name="Фигура2" draw:style-name="gr7" draw:text-style-name="P24" svg:width="7.092cm" svg:height="2.412cm" svg:x="10.347cm" svg:y="7.68cm"><text:p text:style-name="P21"><text:span text:style-name="T5">Границы изделия (4 координаты)</text:span></text:p><draw:enhanced-geometry svg:viewBox="0 0 21600 21600" draw:type="rectangle" draw:enhanced-path="M 0 0 L 21600 0 21600 21600 0 21600 0 0 Z N"/></draw:custom-shape><draw:custom-shape text:anchor-type="paragraph" draw:z-index="4" draw:name="Фигура2" draw:style-name="gr5" draw:text-style-name="P24" svg:width="7.12cm" svg:height="0.768cm" svg:x="10.324cm" svg:y="4.556cm"><text:p text:style-name="P22"><text:span text:style-name="T6">Инициализация</text:span></text:p><draw:enhanced-geometry svg:viewBox="0 0 21600 21600" draw:type="rectangle" draw:enhanced-path="M 0 0 L 21600 0 21600 21600 0 21600 0 0 Z N"/></draw:custom-shape></text:p>
      <text:p text:style-name="P9"/>
      <text:p text:style-name="P11">Как можно выполнять калибровку?</text:p>
      <text:p text:style-name="P20">1. Кладем линейку или какой-то эталон и отмечаем его длину на изображении расстояние между точкам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09:35:45.772339618</meta:creation-date>
    <dc:date>2020-10-28T13:21:11.332813322</dc:date>
    <meta:editing-duration>PT19H29M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3" meta:paragraph-count="34" meta:word-count="214" meta:character-count="1568" meta:non-whitespace-character-count="1387"/>
  </office:meta>
</office:document-meta>
</file>